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122684" calcext:value-type="float">
            <text:p>0,122684</text:p>
          </table:table-cell>
          <table:table-cell/>
          <table:table-cell table:formula="of:=[.B1]" office:value-type="float" office:value="0.122684" calcext:value-type="float">
            <text:p>0,122684</text:p>
          </table:table-cell>
          <table:table-cell table:formula="of:=[.B2]" office:value-type="float" office:value="0.000956" calcext:value-type="float">
            <text:p>0,000956</text:p>
          </table:table-cell>
          <table:table-cell table:formula="of:=[.B3]" office:value-type="float" office:value="0.123654" calcext:value-type="float">
            <text:p>0,12365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56" calcext:value-type="float">
            <text:p>0,000956</text:p>
          </table:table-cell>
          <table:table-cell/>
          <table:table-cell table:formula="of:=[.B5]" office:value-type="float" office:value="0.104986" calcext:value-type="float">
            <text:p>0,104986</text:p>
          </table:table-cell>
          <table:table-cell table:formula="of:=[.B6]" office:value-type="float" office:value="0.00094" calcext:value-type="float">
            <text:p>0,00094</text:p>
          </table:table-cell>
          <table:table-cell table:formula="of:=[.B7]" office:value-type="float" office:value="0.10594" calcext:value-type="float">
            <text:p>0,105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23654" calcext:value-type="float">
            <text:p>0,123654</text:p>
          </table:table-cell>
          <table:table-cell/>
          <table:table-cell table:formula="of:=[.B9]" office:value-type="float" office:value="0.120687" calcext:value-type="float">
            <text:p>0,120687</text:p>
          </table:table-cell>
          <table:table-cell table:formula="of:=[.B10]" office:value-type="float" office:value="0.000847" calcext:value-type="float">
            <text:p>0,000847</text:p>
          </table:table-cell>
          <table:table-cell table:formula="of:=[.B11]" office:value-type="float" office:value="0.12155" calcext:value-type="float">
            <text:p>0,12155</text:p>
          </table:table-cell>
        </table:table-row>
        <table:table-row table:style-name="ro1">
          <table:table-cell table:number-columns-repeated="3"/>
          <table:table-cell table:formula="of:=[.B13]" office:value-type="float" office:value="0.112319" calcext:value-type="float">
            <text:p>0,112319</text:p>
          </table:table-cell>
          <table:table-cell table:formula="of:=[.B14]" office:value-type="float" office:value="0.000923" calcext:value-type="float">
            <text:p>0,000923</text:p>
          </table:table-cell>
          <table:table-cell table:formula="of:=[.B15]" office:value-type="float" office:value="0.113255" calcext:value-type="float">
            <text:p>0,11325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4986" calcext:value-type="float">
            <text:p>0,104986</text:p>
          </table:table-cell>
          <table:table-cell/>
          <table:table-cell table:formula="of:=[.B17]" office:value-type="float" office:value="0.097761" calcext:value-type="float">
            <text:p>0,097761</text:p>
          </table:table-cell>
          <table:table-cell table:formula="of:=[.B18]" office:value-type="float" office:value="0.000855" calcext:value-type="float">
            <text:p>0,000855</text:p>
          </table:table-cell>
          <table:table-cell table:formula="of:=[.B19]" office:value-type="float" office:value="0.09863" calcext:value-type="float">
            <text:p>0,0986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4" calcext:value-type="float">
            <text:p>0,00094</text:p>
          </table:table-cell>
          <table:table-cell/>
          <table:table-cell table:formula="of:=[.B21]" office:value-type="float" office:value="0.105247" calcext:value-type="float">
            <text:p>0,105247</text:p>
          </table:table-cell>
          <table:table-cell table:formula="of:=[.B22]" office:value-type="float" office:value="0.000824" calcext:value-type="float">
            <text:p>0,000824</text:p>
          </table:table-cell>
          <table:table-cell table:formula="of:=[.B23]" office:value-type="float" office:value="0.106109" calcext:value-type="float">
            <text:p>0,10610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594" calcext:value-type="float">
            <text:p>0,10594</text:p>
          </table:table-cell>
          <table:table-cell/>
          <table:table-cell table:formula="of:=[.B25]" office:value-type="float" office:value="0.10922" calcext:value-type="float">
            <text:p>0,10922</text:p>
          </table:table-cell>
          <table:table-cell table:formula="of:=[.B26]" office:value-type="float" office:value="0.001044" calcext:value-type="float">
            <text:p>0,001044</text:p>
          </table:table-cell>
          <table:table-cell table:formula="of:=[.B27]" office:value-type="float" office:value="0.110279" calcext:value-type="float">
            <text:p>0,110279</text:p>
          </table:table-cell>
        </table:table-row>
        <table:table-row table:style-name="ro1">
          <table:table-cell table:number-columns-repeated="3"/>
          <table:table-cell table:formula="of:=[.B29]" office:value-type="float" office:value="0.115961" calcext:value-type="float">
            <text:p>0,115961</text:p>
          </table:table-cell>
          <table:table-cell table:formula="of:=[.B30]" office:value-type="float" office:value="0.000843" calcext:value-type="float">
            <text:p>0,000843</text:p>
          </table:table-cell>
          <table:table-cell table:formula="of:=[.B31]" office:value-type="float" office:value="0.116827" calcext:value-type="float">
            <text:p>0,11682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20687" calcext:value-type="float">
            <text:p>0,120687</text:p>
          </table:table-cell>
          <table:table-cell/>
          <table:table-cell table:formula="of:=[.B33]" office:value-type="float" office:value="0.097213" calcext:value-type="float">
            <text:p>0,097213</text:p>
          </table:table-cell>
          <table:table-cell table:formula="of:=[.B34]" office:value-type="float" office:value="0.000855" calcext:value-type="float">
            <text:p>0,000855</text:p>
          </table:table-cell>
          <table:table-cell table:formula="of:=[.B35]" office:value-type="float" office:value="0.098084" calcext:value-type="float">
            <text:p>0,09808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47" calcext:value-type="float">
            <text:p>0,000847</text:p>
          </table:table-cell>
          <table:table-cell/>
          <table:table-cell table:formula="of:=[.B37]" office:value-type="float" office:value="0.101386" calcext:value-type="float">
            <text:p>0,101386</text:p>
          </table:table-cell>
          <table:table-cell table:formula="of:=[.B38]" office:value-type="float" office:value="0.000947" calcext:value-type="float">
            <text:p>0,000947</text:p>
          </table:table-cell>
          <table:table-cell table:formula="of:=[.B39]" office:value-type="float" office:value="0.102347" calcext:value-type="float">
            <text:p>0,1023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2155" calcext:value-type="float">
            <text:p>0,12155</text:p>
          </table:table-cell>
          <table:table-cell/>
          <table:table-cell table:formula="of:=[.B41]" office:value-type="float" office:value="0.144241" calcext:value-type="float">
            <text:p>0,144241</text:p>
          </table:table-cell>
          <table:table-cell table:formula="of:=[.B42]" office:value-type="float" office:value="0.001165" calcext:value-type="float">
            <text:p>0,001165</text:p>
          </table:table-cell>
          <table:table-cell table:formula="of:=[.B43]" office:value-type="float" office:value="0.145422" calcext:value-type="float">
            <text:p>0,1454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12319" calcext:value-type="float">
            <text:p>0,112319</text:p>
          </table:table-cell>
          <table:table-cell/>
          <table:table-cell table:formula="of:=SMALL([.D$1:.D$11];1)" office:value-type="float" office:value="0.097213" calcext:value-type="float">
            <text:p>0,097213</text:p>
          </table:table-cell>
          <table:table-cell table:formula="of:=SMALL([.E$1:.E$11];1)" office:value-type="float" office:value="0.000824" calcext:value-type="float">
            <text:p>0,000824</text:p>
          </table:table-cell>
          <table:table-cell table:formula="of:=SMALL([.F$1:.F$11];1)" office:value-type="float" office:value="0.098084" calcext:value-type="float">
            <text:p>0,09808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23" calcext:value-type="float">
            <text:p>0,000923</text:p>
          </table:table-cell>
          <table:table-cell/>
          <table:table-cell table:formula="of:=SMALL([.D$1:.D$11];2)" office:value-type="float" office:value="0.097761" calcext:value-type="float">
            <text:p>0,097761</text:p>
          </table:table-cell>
          <table:table-cell table:formula="of:=SMALL([.E$1:.E$11];2)" office:value-type="float" office:value="0.000843" calcext:value-type="float">
            <text:p>0,000843</text:p>
          </table:table-cell>
          <table:table-cell table:formula="of:=SMALL([.F$1:.F$11];2)" office:value-type="float" office:value="0.09863" calcext:value-type="float">
            <text:p>0,098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13255" calcext:value-type="float">
            <text:p>0,113255</text:p>
          </table:table-cell>
          <table:table-cell/>
          <table:table-cell table:formula="of:=SMALL([.D$1:.D$11];3)" office:value-type="float" office:value="0.101386" calcext:value-type="float">
            <text:p>0,101386</text:p>
          </table:table-cell>
          <table:table-cell table:formula="of:=SMALL([.E$1:.E$11];3)" office:value-type="float" office:value="0.000847" calcext:value-type="float">
            <text:p>0,000847</text:p>
          </table:table-cell>
          <table:table-cell table:formula="of:=SMALL([.F$1:.F$11];3)" office:value-type="float" office:value="0.102347" calcext:value-type="float">
            <text:p>0,102347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104986" calcext:value-type="float">
            <text:p>0,104986</text:p>
          </table:table-cell>
          <table:table-cell table:formula="of:=SMALL([.E$1:.E$11];4)" office:value-type="float" office:value="0.000855" calcext:value-type="float">
            <text:p>0,000855</text:p>
          </table:table-cell>
          <table:table-cell table:formula="of:=SMALL([.F$1:.F$11];4)" office:value-type="float" office:value="0.10594" calcext:value-type="float">
            <text:p>0,1059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7761" calcext:value-type="float">
            <text:p>0,097761</text:p>
          </table:table-cell>
          <table:table-cell/>
          <table:table-cell table:formula="of:=SMALL([.D$1:.D$11];5)" office:value-type="float" office:value="0.105247" calcext:value-type="float">
            <text:p>0,105247</text:p>
          </table:table-cell>
          <table:table-cell table:formula="of:=SMALL([.E$1:.E$11];5)" office:value-type="float" office:value="0.000855" calcext:value-type="float">
            <text:p>0,000855</text:p>
          </table:table-cell>
          <table:table-cell table:formula="of:=SMALL([.F$1:.F$11];5)" office:value-type="float" office:value="0.106109" calcext:value-type="float">
            <text:p>0,10610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55" calcext:value-type="float">
            <text:p>0,000855</text:p>
          </table:table-cell>
          <table:table-cell/>
          <table:table-cell table:formula="of:=AVERAGE([.D13:.D17])" office:value-type="float" office:value="0.1013186" calcext:value-type="float">
            <text:p>0,1013186</text:p>
          </table:table-cell>
          <table:table-cell table:formula="of:=AVERAGE([.E13:.E17])" office:value-type="float" office:value="0.0008448" calcext:value-type="float">
            <text:p>0,0008448</text:p>
          </table:table-cell>
          <table:table-cell table:formula="of:=AVERAGE([.F13:.F17])" office:value-type="float" office:value="0.102222" calcext:value-type="float">
            <text:p>0,10222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863" calcext:value-type="float">
            <text:p>0,0986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5247" calcext:value-type="float">
            <text:p>0,105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24" calcext:value-type="float">
            <text:p>0,000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6109" calcext:value-type="float">
            <text:p>0,1061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922" calcext:value-type="float">
            <text:p>0,10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44" calcext:value-type="float">
            <text:p>0,001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10279" calcext:value-type="float">
            <text:p>0,1102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15961" calcext:value-type="float">
            <text:p>0,115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43" calcext:value-type="float">
            <text:p>0,000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16827" calcext:value-type="float">
            <text:p>0,1168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7213" calcext:value-type="float">
            <text:p>0,097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55" calcext:value-type="float">
            <text:p>0,000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8084" calcext:value-type="float">
            <text:p>0,09808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1386" calcext:value-type="float">
            <text:p>0,101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47" calcext:value-type="float">
            <text:p>0,000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2347" calcext:value-type="float">
            <text:p>0,10234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44241" calcext:value-type="float">
            <text:p>0,14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165" calcext:value-type="float">
            <text:p>0,001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45422" calcext:value-type="float">
            <text:p>0,14542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3542" calcext:value-type="float">
            <text:p>0,093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62" calcext:value-type="float">
            <text:p>0,00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4416" calcext:value-type="float">
            <text:p>0,0944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10289" calcext:value-type="float">
            <text:p>0,110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14" calcext:value-type="float">
            <text:p>0,000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11215" calcext:value-type="float">
            <text:p>0,1112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15285" calcext:value-type="float">
            <text:p>0,115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61" calcext:value-type="float">
            <text:p>0,000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1606" calcext:value-type="float">
            <text:p>0,116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13361" calcext:value-type="float">
            <text:p>0,113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56" calcext:value-type="float">
            <text:p>0,001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14431" calcext:value-type="float">
            <text:p>0,114431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110107" calcext:value-type="float">
            <text:p>0,110107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916857142857143" calcext:value-type="float">
            <text:p>0,000916857142857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111040357142857" calcext:value-type="float">
            <text:p>0,1110403571428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7:45.6595016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7:51.046970188</dc:date>
    <meta:editing-duration>PT23M45S</meta:editing-duration>
    <meta:editing-cycles>27</meta:editing-cycles>
    <meta:generator>LibreOffice/6.2.5.2$Linux_X86_64 LibreOffice_project/20$Build-2</meta:generator>
    <meta:document-statistic meta:table-count="1" meta:cell-count="144" meta:object-count="0"/>
  </office:meta>
</office:document-meta>
</file>